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officeooo:paragraph-rsid="000aa63f" style:font-weight-asian="bold" style:font-weight-complex="bold"/>
    </style:style>
    <style:style style:name="P3" style:family="paragraph" style:parent-style-name="Text_20_body">
      <style:text-properties officeooo:paragraph-rsid="000aa63f"/>
    </style:style>
    <style:style style:name="P4" style:family="paragraph" style:parent-style-name="Text_20_body">
      <style:text-properties officeooo:paragraph-rsid="000b8e97"/>
    </style:style>
    <style:style style:name="P5" style:family="paragraph" style:parent-style-name="Text_20_body">
      <style:text-properties officeooo:rsid="000aa63f" officeooo:paragraph-rsid="000aa63f"/>
    </style:style>
    <style:style style:name="P6" style:family="paragraph" style:parent-style-name="Standard">
      <style:text-properties fo:font-style="normal" fo:font-weight="normal" officeooo:rsid="000aa63f" officeooo:paragraph-rsid="000aa63f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b8e97" officeooo:paragraph-rsid="000b8e97" style:font-style-asian="normal" style:font-weight-asian="normal" style:font-style-complex="normal" style:font-weight-complex="normal"/>
    </style:style>
    <style:style style:name="P8" style:family="paragraph" style:parent-style-name="Text_20_body" style:list-style-name="L1">
      <style:text-properties officeooo:rsid="000b8e97" officeooo:paragraph-rsid="000b8e97"/>
    </style:style>
    <style:style style:name="P9" style:family="paragraph" style:parent-style-name="Text_20_body" style:list-style-name="L2">
      <style:text-properties officeooo:paragraph-rsid="000b8e97"/>
    </style:style>
    <style:style style:name="P10" style:family="paragraph" style:parent-style-name="Text_20_body" style:list-style-name="L1">
      <style:text-properties officeooo:rsid="000aa63f" officeooo:paragraph-rsid="000aa63f"/>
    </style:style>
    <style:style style:name="P11" style:family="paragraph" style:parent-style-name="Text_20_body" style:list-style-name="L4">
      <style:text-properties officeooo:rsid="000aa63f" officeooo:paragraph-rsid="000aa63f"/>
    </style:style>
    <style:style style:name="P12" style:family="paragraph" style:parent-style-name="Text_20_body" style:list-style-name="L6">
      <style:text-properties officeooo:rsid="000aa63f" officeooo:paragraph-rsid="000aa63f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text-properties officeooo:paragraph-rsid="000aa63f"/>
    </style:style>
    <style:style style:name="P15" style:family="paragraph" style:parent-style-name="Text_20_body" style:list-style-name="L5">
      <style:text-properties officeooo:paragraph-rsid="000aa63f"/>
    </style:style>
    <style:style style:name="P16" style:family="paragraph" style:parent-style-name="Text_20_body" style:list-style-name="L7">
      <style:text-properties officeooo:paragraph-rsid="000aa63f"/>
    </style:style>
    <style:style style:name="P17" style:family="paragraph" style:parent-style-name="Text_20_body" style:list-style-name="L8">
      <style:text-properties officeooo:paragraph-rsid="000aa63f"/>
    </style:style>
    <style:style style:name="P18" style:family="paragraph" style:parent-style-name="Text_20_body" style:list-style-name="L8">
      <style:text-properties officeooo:paragraph-rsid="000b8e97"/>
    </style:style>
    <style:style style:name="P19" style:family="paragraph" style:parent-style-name="Text_20_body" style:list-style-name="L1">
      <style:text-properties officeooo:rsid="0008c93e" officeooo:paragraph-rsid="000aa63f"/>
    </style:style>
    <style:style style:name="P20" style:family="paragraph" style:parent-style-name="Text_20_body" style:list-style-name="L9">
      <style:text-properties officeooo:paragraph-rsid="000aa63f"/>
    </style:style>
    <style:style style:name="P21" style:family="paragraph" style:parent-style-name="Text_20_body" style:list-style-name="L1">
      <style:text-properties officeooo:rsid="000cd990" officeooo:paragraph-rsid="000cd990"/>
    </style:style>
    <style:style style:name="P22" style:family="paragraph" style:parent-style-name="Heading_20_2">
      <style:text-properties officeooo:rsid="000aa63f" officeooo:paragraph-rsid="000aa63f"/>
    </style:style>
    <style:style style:name="P23" style:family="paragraph" style:parent-style-name="Heading_20_2">
      <style:text-properties officeooo:rsid="000b8e97" officeooo:paragraph-rsid="000b8e97"/>
    </style:style>
    <style:style style:name="P24" style:family="paragraph" style:parent-style-name="Heading_20_2">
      <style:text-properties officeooo:paragraph-rsid="000aa63f"/>
    </style:style>
    <style:style style:name="P25" style:family="paragraph" style:parent-style-name="Heading_20_1">
      <style:text-properties officeooo:rsid="0008c93e" officeooo:paragraph-rsid="0008c93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c93e" style:font-weight-asian="bold" style:font-weight-complex="bold"/>
    </style:style>
    <style:style style:name="T3" style:family="text">
      <style:text-properties fo:font-weight="bold" officeooo:rsid="000aa63f" style:font-weight-asian="bold" style:font-weight-complex="bold"/>
    </style:style>
    <style:style style:name="T4" style:family="text">
      <style:text-properties fo:font-weight="normal" officeooo:rsid="0008c93e" style:font-weight-asian="normal" style:font-weight-complex="normal"/>
    </style:style>
    <style:style style:name="T5" style:family="text">
      <style:text-properties fo:font-weight="normal" officeooo:rsid="000aa63f" style:font-weight-asian="normal" style:font-weight-complex="normal"/>
    </style:style>
    <style:style style:name="T6" style:family="text">
      <style:text-properties fo:font-weight="normal" officeooo:rsid="000b8e97" style:font-weight-asian="normal" style:font-weight-complex="normal"/>
    </style:style>
    <style:style style:name="T7" style:family="text">
      <style:text-properties officeooo:rsid="0008c93e"/>
    </style:style>
    <style:style style:name="T8" style:family="text">
      <style:text-properties officeooo:rsid="000aa63f"/>
    </style:style>
    <style:style style:name="T9" style:family="text">
      <style:text-properties officeooo:rsid="000b8e9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Functional Test Record</text:h>
      <text:h text:style-name="P23" text:outline-level="2">1) Test thermal performance of the board and DRV8835</text:h>
      <text:p text:style-name="P7">Determine temperature rise of board operating at max drive</text:p>
      <text:p text:style-name="P4"/>
      <text:p text:style-name="P4">Procedure:</text:p>
      <text:list xml:id="list7170989480569083482" text:style-name="L1">
        <text:list-item>
          <text:p text:style-name="P8">Attach resistors to output channels such that they consume 1.5A at 11.0V supply</text:p>
        </text:list-item>
        <text:list-item>
          <text:p text:style-name="P8">Attach termocouple to DRV8835</text:p>
        </text:list-item>
        <text:list-item>
          <text:p text:style-name="P8">Lay EUT flat on FR4 "burn surface", or something with marginal thermal conductivity. <text:s/>Allow top-side convection.</text:p>
        </text:list-item>
        <text:list-item>
          <text:p text:style-name="P8">Target FliR cam at EUT</text:p>
        </text:list-item>
        <text:list-item>
          <text:p text:style-name="P8">Starting with low drive,</text:p>
          <text:list>
            <text:list-item>
              <text:p text:style-name="P8">Set drive level</text:p>
            </text:list-item>
            <text:list-item>
              <text:p text:style-name="P8">Measure current at that drive level</text:p>
            </text:list-item>
            <text:list-item>
              <text:p text:style-name="P8">Wait for EUT to stabilize</text:p>
            </text:list-item>
            <text:list-item>
              <text:p text:style-name="P8">Record final temperature of DRV8835</text:p>
            </text:list-item>
            <text:list-item>
              <text:p text:style-name="P8">Take a thermal picture</text:p>
            </text:list-item>
            <text:list-item>
              <text:p text:style-name="P8">Increment drive level</text:p>
            </text:list-item>
          </text:list>
        </text:list-item>
      </text:list>
      <text:p text:style-name="P4"/>
      <text:p text:style-name="P4">Criteria:</text:p>
      <text:list xml:id="list6248958619388635625" text:style-name="L2">
        <text:list-item>
          <text:p text:style-name="P9"><text:span text:style-name="T9">Unknown – Does EUT satisfy typical use cases? <text:s/></text:span><text:span text:style-name="T3">YES/</text:span><text:span text:style-name="T2">NO</text:span></text:p>
        </text:list-item>
      </text:list>
      <text:h text:style-name="P22" text:outline-level="2"><text:span text:style-name="T9">2) </text:span>Input Voltage Range</text:h>
      <text:p text:style-name="P6">Check that the EUT operates normally under the full voltage range of the product, under various loads</text:p>
      <text:p text:style-name="Text_20_body"/>
      <text:p text:style-name="Text_20_body">Procedure:</text:p>
      <text:list xml:id="list182020993904149" text:continue-list="list7170989480569083482" text:style-name="L1">
        <text:list-item text:start-value="1">
          <text:p text:style-name="P10">Attach current and voltage meters to input</text:p>
        </text:list-item>
        <text:list-item>
          <text:p text:style-name="P10">Power the EUT with variable supply</text:p>
        </text:list-item>
        <text:list-item>
          <text:p text:style-name="P10">Attach voltage monitor to VREG pin</text:p>
        </text:list-item>
        <text:list-item>
          <text:p text:style-name="P21">Program the device to output 0.5A, 1A, 1.5 A total drive (channels combined)</text:p>
        </text:list-item>
        <text:list-item>
          <text:p text:style-name="P10">Operate the drive on both channels while measuring the VREG pin, input current, and input voltage. <text:s/>Create a graph</text:p>
        </text:list-item>
      </text:list>
      <text:p text:style-name="P5"/>
      <text:p text:style-name="Text_20_body"/>
      <text:p text:style-name="Text_20_body">Criteria:</text:p>
      <text:list xml:id="list6551978057034721269" text:style-name="L3">
        <text:list-item>
          <text:p text:style-name="P13"><text:span text:style-name="T8">Does the EUT function as expected</text:span>? <text:s/><text:span text:style-name="T1">YES/</text:span><text:span text:style-name="T2">NO</text:span></text:p>
        </text:list-item>
        <text:list-item>
          <text:p text:style-name="P14"><text:span text:style-name="T5">Is the output voltage liner to drive at all levels</text:span><text:span text:style-name="T4">? </text:span><text:span text:style-name="T2"><text:s/>YES/NO</text:span></text:p>
        </text:list-item>
      </text:list>
      <text:p text:style-name="P1"><text:soft-page-break/></text:p>
      <text:h text:style-name="P22" text:outline-level="2"><text:span text:style-name="T9">3) </text:span>Test Current Resistance in board</text:h>
      <text:p text:style-name="P6">Determine if the PCB is limiting current to the board</text:p>
      <text:p text:style-name="P3"/>
      <text:p text:style-name="P3">Procedure:</text:p>
      <text:list xml:id="list6728432611059507395" text:style-name="L4">
        <text:list-item>
          <text:p text:style-name="P11">Measure input voltage and current, apply 11.0V</text:p>
        </text:list-item>
        <text:list-item>
          <text:p text:style-name="P11">Attach 11.0 V resistors to output terminals</text:p>
        </text:list-item>
        <text:list-item>
          <text:p text:style-name="P11">Drive both outputs max each way.</text:p>
        </text:list-item>
      </text:list>
      <text:p text:style-name="P3"/>
      <text:p text:style-name="P3">Criteria:</text:p>
      <text:list xml:id="list2951620454609992397" text:style-name="L5">
        <text:list-item>
          <text:p text:style-name="P15"><text:span text:style-name="T9">Do both outputs deliver 1.5A</text:span>? <text:s/><text:span text:style-name="T1">YES/</text:span><text:span text:style-name="T2">NO</text:span></text:p>
        </text:list-item>
      </text:list>
      <text:h text:style-name="P22" text:outline-level="2"><text:span text:style-name="T9">4) </text:span>Test LDO power dissipation</text:h>
      <text:p text:style-name="P6">Calculate the power dissipated by the LDO</text:p>
      <text:p text:style-name="P3"/>
      <text:p text:style-name="P3">Procedure:</text:p>
      <text:list xml:id="list8069857515197779113" text:style-name="L6">
        <text:list-item>
          <text:p text:style-name="P12">Split the power out trace on the bottom of the board near the VREG pin, insert current meter</text:p>
        </text:list-item>
        <text:list-item>
          <text:p text:style-name="P12">Measure voltage in, current in, voltage out(VREG), current out</text:p>
        </text:list-item>
        <text:list-item>
          <text:p text:style-name="P12">Take measurements across voltage range in 1v increments</text:p>
        </text:list-item>
        <text:list-item>
          <text:p text:style-name="P12">Produce a graph of the power consumed by the LDO</text:p>
        </text:list-item>
      </text:list>
      <text:p text:style-name="P3"/>
      <text:p text:style-name="P3">Criteria:</text:p>
      <text:list xml:id="list2070531650641308124" text:style-name="L7">
        <text:list-item>
          <text:p text:style-name="P16"><text:span text:style-name="T8">Is the power dissipated less than 1/4 watt?</text:span> <text:s/><text:span text:style-name="T1">YES/</text:span><text:span text:style-name="T2">NO</text:span></text:p>
        </text:list-item>
      </text:list>
      <text:p text:style-name="P2"/>
      <text:h text:style-name="P23" text:outline-level="2">5) Determine resistance to back-EMF generated by manually pushed motors</text:h>
      <text:p text:style-name="P7">Test that forcing the drive motors around during drive does not damage the EUT</text:p>
      <text:p text:style-name="P3"/>
      <text:p text:style-name="P3">Procedure:</text:p>
      <text:list xml:id="list182020447258797" text:continue-list="list182020993904149" text:style-name="L1">
        <text:list-item text:start-value="1">
          <text:p text:style-name="P8">Supply the EUT through a 0.5 to 1.0 ohm resistor, <text:span text:style-name="T1">RECORD VALUE HERE</text:span></text:p>
        </text:list-item>
        <text:list-item>
          <text:p text:style-name="P8">Attach a scope to VREG and VIN</text:p>
        </text:list-item>
        <text:list-item>
          <text:p text:style-name="P8">Attach motors to output drives</text:p>
        </text:list-item>
        <text:list-item>
          <text:p text:style-name="P8">Do the following for 3.0V, 6.0V, and 11.0V supply levels</text:p>
          <text:list>
            <text:list-item>
              <text:p text:style-name="P8">Increment the drive levels</text:p>
            </text:list-item>
            <text:list-item>
              <text:p text:style-name="P8">Spin and mess with the motors</text:p>
            </text:list-item>
            <text:list-item>
              <text:p text:style-name="P8">Record peaks levels from scope</text:p>
            </text:list-item>
          </text:list>
        </text:list-item>
        <text:list-item>
          <text:p text:style-name="P8">Capture 1 or more </text:p>
        </text:list-item>
      </text:list>
      <text:p text:style-name="P3"><text:soft-page-break/></text:p>
      <text:p text:style-name="P3">Criteria:</text:p>
      <text:list xml:id="list542054669560819088" text:style-name="L8">
        <text:list-item>
          <text:p text:style-name="P17"><text:span text:style-name="T9">Do the levels stay within absolute maximums</text:span>? <text:s/><text:span text:style-name="T1">YES/</text:span><text:span text:style-name="T2">NO</text:span></text:p>
        </text:list-item>
        <text:list-item>
          <text:p text:style-name="P18"><text:span text:style-name="T6">Does the EUT continue to operate normally</text:span><text:span text:style-name="T4">? <text:s/></text:span><text:span text:style-name="T2">YES/NO</text:span></text:p>
        </text:list-item>
      </text:list>
      <text:p text:style-name="P2"/>
      <text:h text:style-name="P22" text:outline-level="2">Test an item in the Test Plan</text:h>
      <text:p text:style-name="P6">Describe the intent of the itme to be tested</text:p>
      <text:p text:style-name="P3"/>
      <text:p text:style-name="P3">Procedure:</text:p>
      <text:list xml:id="list182020061228535" text:continue-list="list182020447258797" text:style-name="L1">
        <text:list-item text:start-value="1">
          <text:p text:style-name="P19">First step to testing</text:p>
        </text:list-item>
        <text:list-item>
          <text:p text:style-name="P19">Second step to testing</text:p>
        </text:list-item>
      </text:list>
      <text:p text:style-name="P3"/>
      <text:p text:style-name="P3">Criteria:</text:p>
      <text:list xml:id="list6779319772557032238" text:style-name="L9">
        <text:list-item>
          <text:p text:style-name="P20"><text:span text:style-name="T7">Describe acceptable test results as a question</text:span>? <text:s/><text:span text:style-name="T1">YES/</text:span><text:span text:style-name="T2">NO</text:span></text:p>
        </text:list-item>
      </text:list>
      <text:p text:style-name="P2"/>
      <text:h text:style-name="P24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6M38S</meta:editing-duration>
    <meta:editing-cycles>9</meta:editing-cycles>
    <meta:generator>LibreOffice/5.0.5.2$Windows_x86 LibreOffice_project/55b006a02d247b5f7215fc6ea0fde844b30035b3</meta:generator>
    <dc:date>2016-08-10T18:20:19.822000000</dc:date>
    <dc:creator>Marshall Taylor</dc:creator>
    <meta:document-statistic meta:table-count="0" meta:image-count="0" meta:object-count="0" meta:page-count="3" meta:paragraph-count="66" meta:word-count="474" meta:character-count="2656" meta:non-whitespace-character-count="2277"/>
    <meta:user-defined meta:name="Info 1"/>
    <meta:user-defined meta:name="Info 2"/>
    <meta:user-defined meta:name="Info 3"/>
    <meta:user-defined meta:name="Info 4"/>
  </office:meta>
</office:document-meta>
</file>